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df" manifest:media-type="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64.26pt"/>
    </style:style>
    <style:style style:name="co3" style:family="table-column">
      <style:table-column-properties fo:break-before="auto" style:column-width="71.8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ro3" style:family="table-row">
      <style:table-row-properties style:row-height="12.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padding-bottom="1.39pt" fo:padding-left="0.99pt" fo:padding-right="0.99pt" fo:padding-top="1.39pt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1.11pt double #000000" style:border-line-width-bottom="0.06pt 0.99pt 0.06pt" fo:border-left="none" fo:padding-bottom="1.39pt" fo:padding-left="0.99pt" fo:padding-right="0.99pt" fo:padding-top="1.39pt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04">
      <style:text-properties fo:font-size="10pt" style:font-size-asian="10pt" style:font-size-complex="10pt"/>
    </style:style>
    <style:style style:name="ce8" style:family="table-cell" style:parent-style-name="Default" style:data-style-name="N134">
      <style:text-properties fo:font-size="10pt" style:font-size-asian="10pt" style:font-size-complex="10pt"/>
    </style:style>
    <style:style style:name="ce9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121">
      <style:text-properties fo:font-size="10pt" style:font-size-asian="10pt" style:font-size-complex="10pt"/>
    </style:style>
    <style:style style:name="ce11" style:family="table-cell" style:parent-style-name="Default" style:data-style-name="N121">
      <style:table-cell-properties fo:border-bottom="1.11pt double #000000" style:border-line-width-bottom="0.06pt 0.99pt 0.06pt" fo:border-left="none" fo:padding-bottom="1.39pt" fo:padding-left="0.99pt" fo:padding-right="0.99pt" fo:padding-top="1.39pt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11">
      <style:text-properties fo:font-size="10pt" style:font-size-asian="10pt" style:font-size-complex="10pt"/>
    </style:style>
    <style:style style:name="ce1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3" table:number-columns-repeated="3" table:default-cell-style-name="ce4"/>
        <table:table-column table:style-name="co3" table:default-cell-style-name="ce12"/>
        <table:table-column table:style-name="co2" table:number-columns-repeated="1020" table:default-cell-style-name="ce4"/>
        <table:table-row table:style-name="ro1">
          <table:table-cell table:style-name="ce1" table:number-columns-repeated="3"/>
          <table:table-cell table:style-name="ce9"/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9"/>
          <table:table-cell table:style-name="ce1">
            <draw:frame table:end-cell-address="Sheet1.J26" table:end-x="29.65pt" table:end-y="5.19pt" draw:z-index="0" draw:style-name="gr1" svg:width="335.4pt" svg:height="312.07pt" svg:x="15.56pt" svg:y="1.47pt">
              <draw:object draw:notify-on-update-of-ranges="Sheet1.A4:Sheet1.A15 Sheet1.B3:Sheet1.B3 Sheet1.B4:Sheet1.B15 Sheet1.C3:Sheet1.C3 Sheet1.C4:Sheet1.C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1019"/>
        </table:table-row>
        <table:table-row table:style-name="ro2">
          <table:table-cell table:style-name="ce2" office:value-type="string" calcext:value-type="string">
            <text:p>月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string" calcext:value-type="string">
            <text:p>+/-</text:p>
          </table:table-cell>
          <table:table-cell table:style-name="ce1" table:number-columns-repeated="1020"/>
        </table:table-row>
        <table:table-row table:style-name="ro1">
          <table:table-cell table:style-name="ce3" office:value-type="string" calcext:value-type="string">
            <text:p>一月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style-name="ce10" table:formula="of:=ROUND([.C4]/[.B4]-1;2)" office:value-type="percentage" office:value="0.2" calcext:value-type="percentage">
            <text:p>20.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二月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style-name="ce10" table:formula="of:=ROUND([.C5]/[.B5]-1;2)" office:value-type="percentage" office:value="0.19" calcext:value-type="percentage">
            <text:p>19.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三月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style-name="ce10" table:formula="of:=ROUND([.C6]/[.B6]-1;2)" office:value-type="percentage" office:value="0.18" calcext:value-type="percentage">
            <text:p>18.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四月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style-name="ce10" table:formula="of:=ROUND([.C7]/[.B7]-1;2)" office:value-type="percentage" office:value="0.17" calcext:value-type="percentage">
            <text:p>17.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五月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style-name="ce10" table:formula="of:=ROUND([.C8]/[.B8]-1;2)" office:value-type="percentage" office:value="0.17" calcext:value-type="percentage">
            <text:p>17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六月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style-name="ce10" table:formula="of:=ROUND([.C9]/[.B9]-1;2)" office:value-type="percentage" office:value="0.16" calcext:value-type="percentage">
            <text:p>16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七月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style-name="ce10" table:formula="of:=ROUND([.C10]/[.B10]-1;2)" office:value-type="percentage" office:value="0.15" calcext:value-type="percentage">
            <text:p>15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八月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10" table:formula="of:=ROUND([.C11]/[.B11]-1;2)" office:value-type="percentage" office:value="0.15" calcext:value-type="percentage">
            <text:p>15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九月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style-name="ce10" table:formula="of:=ROUND([.C12]/[.B12]-1;2)" office:value-type="percentage" office:value="0.14" calcext:value-type="percentage">
            <text:p>14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十月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style-name="ce10" table:formula="of:=ROUND([.C13]/[.B13]-1;2)" office:value-type="percentage" office:value="0.14" calcext:value-type="percentage">
            <text:p>14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十一月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style-name="ce10" table:formula="of:=ROUND([.C14]/[.B14]-1;2)" office:value-type="percentage" office:value="0.13" calcext:value-type="percentage">
            <text:p>13.0%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十二月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table:style-name="ce10" table:formula="of:=ROUND([.C15]/[.B15]-1;2)" office:value-type="percentage" office:value="0.13" calcext:value-type="percentage">
            <text:p>13.0%</text:p>
          </table:table-cell>
          <table:table-cell table:number-columns-repeated="1020"/>
        </table:table-row>
        <table:table-row table:style-name="ro3">
          <table:table-cell table:style-name="ce5"/>
          <table:table-cell table:style-name="ce6" table:formula="of:=SUM([.B4:.B15])" office:value-type="float" office:value="306" calcext:value-type="float">
            <text:p>306</text:p>
          </table:table-cell>
          <table:table-cell table:style-name="ce6" table:formula="of:=SUM([.C4:.C15])" office:value-type="float" office:value="354" calcext:value-type="float">
            <text:p>354</text:p>
          </table:table-cell>
          <table:table-cell table:style-name="ce11" table:formula="of:=ROUND([.C16]/[.B16]-1;2)" office:value-type="percentage" office:value="0.16" calcext:value-type="percentage">
            <text:p>16.0%</text:p>
          </table:table-cell>
          <table:table-cell table:style-name="ce13"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table:style-name="ce7"/>
          <table:table-cell table:number-columns-repeated="1022"/>
        </table:table-row>
        <table:table-row table:style-name="ro3">
          <table:table-cell table:number-columns-repeated="2"/>
          <table:table-cell table:style-name="ce8"/>
          <table:table-cell table:number-columns-repeated="1021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svg:stroke-color="#3465a4" draw:fill-color="#729fcf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ahoma" style:font-size-asian="24pt" style:language-asian="zxx" style:country-asian="none" style:font-name-complex="Tahoma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3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3P0"/>
    </number:currency-style>
    <number:currency-style style:name="N125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5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5P0"/>
    </number:currency-style>
    <number:currency-style style:name="N126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6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6P0"/>
    </number:currency-style>
    <number:currency-style style:name="N127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7P0"/>
    </number:currency-style>
    <number:currency-style style:name="N129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9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9P0"/>
    </number:currency-style>
    <number:currency-style style:name="N13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3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ja" number:country="JP">￥</number:currency-symbol>
      <number:number number:decimal-places="2" number:min-integer-digits="1" number:grouping="true"/>
    </number:currency-style>
    <number:currency-style style:name="N133">
      <number:text>-</number:text>
      <number:currency-symbol number:language="ja" number:country="JP">￥</number:currency-symbol>
      <number:number number:decimal-places="2" number:min-integer-digits="1" number:grouping="true"/>
      <style:map style:condition="value()&gt;=0" style:apply-style-name="N133P0"/>
    </number:currency-style>
    <number:currency-style style:name="N134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34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34P0"/>
    </number:currency-style>
    <number:currency-style style:name="N135P0" style:volatile="true">
      <number:currency-symbol number:language="ja" number:country="JP">￥</number:currency-symbol>
      <number:number number:decimal-places="2" number:min-integer-digits="1" number:grouping="true"/>
    </number:currency-style>
    <number:currency-style style:name="N135">
      <style:text-properties fo:color="#ff0000"/>
      <number:text>-</number:text>
      <number:currency-symbol number:language="ja" number:country="JP">￥</number:currency-symbol>
      <number:number number:decimal-places="2" number:min-integer-digits="1" number:grouping="true"/>
      <style:map style:condition="value()&gt;=0" style:apply-style-name="N135P0"/>
    </number:currency-style>
    <number:currency-style style:name="N137P0" style:volatile="true">
      <number:currency-symbol number:language="ja" number:country="JP">￥</number:currency-symbol>
      <number:number number:decimal-places="2" number:min-integer-digits="1" number:decimal-replacement="--" number:grouping="true"/>
    </number:currency-style>
    <number:currency-style style:name="N137">
      <style:text-properties fo:color="#ff0000"/>
      <number:text>-</number:text>
      <number:currency-symbol number:language="ja" number:country="JP">￥</number:currency-symbol>
      <number:number number:decimal-places="2" number:min-integer-digits="1" number:decimal-replacement="--" number:grouping="true"/>
      <style:map style:condition="value()&gt;=0" style:apply-style-name="N137P0"/>
    </number:currency-style>
    <number:time-style style:name="N138">
      <number:hours/>
      <number:text>時</number:text>
      <number:minutes number:style="long"/>
      <number:text>分</number:text>
    </number:time-style>
    <number:time-style style:name="N139">
      <number:hours/>
      <number:text>時</number:text>
      <number:minutes number:style="long"/>
      <number:text>分</number:text>
      <number:seconds number:style="long"/>
      <number:text>秒</number:text>
    </number:tim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5">00/00/0000</text:date>, <text:time style:data-style-name="N2" text:time-value="19:58:19.62361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3T07:35:41</meta:creation-date>
    <dc:date>2017-08-05T20:02:38.909579000</dc:date>
    <meta:editing-duration>PT1H30M33S</meta:editing-duration>
    <meta:editing-cycles>16</meta:editing-cycles>
    <meta:generator>NeoOffice/3.2017_Beta$MacOSX_X86_64 NeoOffice_project/0</meta:generator>
    <meta:document-statistic meta:table-count="3" meta:cell-count="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fill-color="#ff420e"/>
      <style:text-properties fo:font-size="6pt" style:font-size-asian="6pt" style:font-size-complex="6pt"/>
    </style:style>
    <style:style style:name="ch10" style:family="chart" style:data-style-name="N0">
      <style:chart-properties chart:link-data-style-to-source="true"/>
      <style:graphic-properties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791cm" svg:height="10.938cm" xlink:href=".." xlink:type="simple" chart:class="chart:bar" chart:style-name="ch1">
        <chart:legend chart:legend-position="end" svg:x="10.483cm" svg:y="4.974cm" style:legend-expansion="high" chart:style-name="ch2"/>
        <chart:plot-area chart:style-name="ch3" table:cell-range-address="Sheet1.A4:Sheet1.C15 Sheet1.B3:Sheet1.C3" chart:data-source-has-labels="both" svg:x="1.246cm" svg:y="0.218cm" svg:width="9.002cm" svg:height="9.521cm">
          <chartooo:coordinate-region svg:x="1.811cm" svg:y="0.218cm" svg:width="8.437cm" svg:height="8.252cm"/>
          <chart:axis chart:dimension="x" chart:name="primary-x" chart:style-name="ch4" chartooo:axis-type="text">
            <chart:title svg:x="5.531cm" svg:y="9.957cm" chart:style-name="ch5">
              <text:p>月</text:p>
            </chart:title>
            <chart:categories table:cell-range-address="Sheet1.A4:Sheet1.A15"/>
          </chart:axis>
          <chart:axis chart:dimension="y" chart:name="primary-y" chart:style-name="ch6">
            <chart:title svg:x="0.451cm" svg:y="5.433cm" chart:style-name="ch7">
              <text:p>Sales</text:p>
            </chart:title>
            <chart:grid chart:style-name="ch8" chart:class="major"/>
          </chart:axis>
          <chart:series chart:style-name="ch9" chart:values-cell-range-address="Sheet1.B4:Sheet1.B15" chart:label-cell-address="Sheet1.B3:Sheet1.B3" chart:class="chart:bar">
            <chart:data-point chart:repeated="12"/>
          </chart:series>
          <chart:series chart:style-name="ch10" chart:values-cell-range-address="Sheet1.C4:Sheet1.C15" chart:label-cell-address="Sheet1.C3:Sheet1.C3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7</text:p>
                <draw:g>
                  <svg:desc>Sheet1.B3:Sheet1.B3</svg:desc>
                </draw:g>
              </table:table-cell>
              <table:table-cell office:value-type="string">
                <text:p>2018</text:p>
                <draw:g>
                  <svg:desc>Sheet1.C3:Sheet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一月</text:p>
                <draw:g>
                  <svg:desc>Sheet1.A4:Sheet1.A15</svg:desc>
                </draw:g>
              </table:table-cell>
              <table:table-cell office:value-type="float" office:value="20">
                <text:p>20</text:p>
                <draw:g>
                  <svg:desc>Sheet1.B4:Sheet1.B15</svg:desc>
                </draw:g>
              </table:table-cell>
              <table:table-cell office:value-type="float" office:value="24">
                <text:p>24</text:p>
                <draw:g>
                  <svg:desc>Sheet1.C4:Sheet1.C15</svg:desc>
                </draw:g>
              </table:table-cell>
            </table:table-row>
            <table:table-row>
              <table:table-cell office:value-type="string">
                <text:p>二月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三月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四月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五月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六月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七月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八月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九月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十月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十一月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十二月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NeoOffice/3.2017_Beta$MacOSX_X86_64 NeoOffice_project/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